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 Rounded MT Bold" fo:language="en" fo:country="US"/>
    </style:style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 Rounded MT Bold" fo:language="en" fo:country="US"/>
    </style:style>
    <style:style style:name="P3" style:family="paragraph" style:parent-style-name="Standard">
      <style:text-properties style:font-name="Arial Rounded MT Bold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“Quake 2 TC” Is a TC for Doom 2 that runs solely on GZDoom. </text:p>
      <text:p text:style-name="P1"/>
      <text:p text:style-name="P1">It uses all the original textures from Quake 2 on their original rendition as well as most of the ambient sounds of the game. The TC runs with the outstanding “Quake 2 Stuff” mod that brings all the weapons and enemies straight from the game into GZDoom with total accuracy.</text:p>
      <text:p text:style-name="P1"/>
      <text:p text:style-name="P1">The music comes from the Quake 2 port of Nintendo 64, composed by Aubrey Hodges.</text:p>
      <text:p text:style-name="P1"/>
      <text:p text:style-name="P1">My aim is to create a near perfect recreation of a ID Tech 2/Quake 2 level or expansion pack but with the Doom engine, enhanced and made possible only with GZDoom. Despite a few structural features and effects that are only possible on the Quake 2 engine, the results are near identical and that proves again how an ancient engine like Doom is capable to reach a similar level of technical capabilities with ease.</text:p>
      <text:p text:style-name="P2"/>
      <text:p text:style-name="P1"/>
      <text:p text:style-name="P1">How this project was born?</text:p>
      <text:p text:style-name="P1">It all goes back to the good old days of the very late '90s and early' 00s. Quake 2 was an instant love when I discovered it around 1999. I remember to play Quake 2 at my Uncle's appartment being barely 11 years old and I knew it was my favorite FPS ever, only surpassed by Doom's “Knee Deep In The Dead. "</text:p>
      <text:p text:style-name="P1">We didn't have a powerfull enough PC at home, it barely ran Doom. So I had to wait until I visited my Uncle to play Quake 2 when we sparsely visited him.</text:p>
      <text:p text:style-name="P1"/>
      <text:p text:style-name="P1">Things changed when around late 1999 or early 2000 the Quake 2 port of Nintento 64 arrived on my area. One of my childhood friends got a copy and I was blown away with it. I remember how impressed and amazed I was with this Quake 2 version. I remember to leave school and going to my friend's home way too often during the week, spend the whole afternoon playing Quake 2 N64 with him and often forgetting about my schoolwork. Those were the good times.</text:p>
      <text:p text:style-name="P1"/>
      <text:p text:style-name="P1">I didn't had a good computer to run Quake 2, BUT; yes, I had (and still have and on running condition!) a Nintendo 64! I managed to swap my friends Quake 2 game for another N64 title I don't remember right now. So yes, at the end I procured my own Quake 2 game and with it hours of endless amusement and enjoyment for such a beautiful, amazing and perfect game.</text:p>
      <text:p text:style-name="P1"/>
      <text:p text:style-name="P1">Now we go forward into summer 2002.</text:p>
      <text:p text:style-name="P1">I moved to live with my father and I was on his hometown waiting for summer to end to start on a new High School where I didn't knew anyone, so I was basically all alone. So I spent the whole summer playing Quake 2 on the Nintendo 64 up until very late in the night. At the same time, I was heavily into bands like Linkin Park, Fear Factory, Rammstein, Alice In Chains, Pantera and other Nu/Metal/Grunge bands.</text:p>
      <text:p text:style-name="P1">I often played Doom, Quake or Quake 2 while listening to albums like “Hybrid Theory” or “Digimortal” as music background, so with time they became a sole thing. I can not listen to Fear Factory or Linkin Park without remembering Quake 2 for example. And I can not play Quake 2 without thinking about these bands.</text:p>
      <text:p text:style-name="P1">The nostalgia hits hard here!</text:p>
      <text:p text:style-name="P1"/>
      <text:p text:style-name="P1"><text:soft-page-break/>While not playing with the Nintendo 64 (my father wanted to watch TV more often than I wanted to play) I used to play a lot of Doom on my PC.</text:p>
      <text:p text:style-name="P1">During that time I played a lot on a very ancient (and now defunct?) source-port called Doom Legacy. I was a huge “TNT: Evilution” fan because it had the typical tech/industrial level design I like. I also played a lot a very old TC called “QuakeDoom TC”. You guess what it was about.</text:p>
      <text:p text:style-name="P1">This was a fun TC that ported a lot of enemies and weapons from both Quake and Quake 2. It also had a not so short list of about 9 new maps, but with a pair of exceptions these were rare and nonsensical at best and didn't resembled anything near Quake with a few sporadic areas or details that catched my attention.</text:p>
      <text:p text:style-name="P1"/>
      <text:p text:style-name="P1">I was not new on Doom modding or mapping, in fact during that year I already started my own stuff although it was all laughable.</text:p>
      <text:p text:style-name="P1">Not happy with the “QuakeDoom TC” experience but still unable to create my own maps, I had the idea to create “my own” Quake 2 TC on Doom taking the best levels from both this TC and my favourite maps from “TNT: Evilution” and an Alien TC called “Xenowar”. The result was a nearly 10 map long TC with maps like “Open Season” or “Nukage Processing” (I can't name these from the other two TC's cause they had literally no names). Though I didn't knew how to create new maps, I knew how to edit already made maps; so I edited and tweaked all the maps from such TC's: I replaced lots of textures, I changed some areas to fit them better to the ambientation I was trying to give to them and a large etc.</text:p>
      <text:p text:style-name="P1">I didn't changed or added anything sprite-related, so I kept the “QuakeDoom TC” as the main source for weapons and enemies and though they were not all from Quake 2, they didn't looked bad on that TC I created throwing all these other existing TC's altogether. Yes, It was not a true TC of mine, just a frankensteined project from a lot of other people's work. But hell, It was funny and was really close to what a Quake 2 TC would have looked back in 2002.</text:p>
      <text:p text:style-name="P1">-It's worth noting here that roughly on the same year I created a very similar Aliens TC project using Justin Fisher “Aliens TC” as the base and adding/modifying levels and whatnot-</text:p>
      <text:p text:style-name="P1">So when I was not playing Quake 2 on the Nintendo 64, I was playing this TC on Doom Legacy while listening to Fear Factory “Digimortal”.</text:p>
      <text:p text:style-name="P1">And then a legacy of memories were created that lasted forever.</text:p>
      <text:p text:style-name="P1"/>
      <text:p text:style-name="P1">The PC where I had all this stuff (I think it was a Pentium II?) ended it's life when his CPU or the processor was overcharged and exploded. I don't know how it happened at all. Suddenly I heard a boom and some white smock emanated from the turret. The PC died. It was a very faulty computer anyway, always having problems with this and that.</text:p>
      <text:p text:style-name="P1">Back then I barely used the internet more than to use Messenger and download TC's and maps from various Doom pages like DoomWadStation. I never uploaded anything on the net, so basically this Quake 2 TC project (and everything else I had) ceased to exist for forever.</text:p>
      <text:p text:style-name="P1"/>
      <text:p text:style-name="P1">I finally got a new and better computer some time after this, and I started to learn how to create my own maps. I moved on from the Quake 2 thing on Doom but I always knew I was going back to this idea at some point in my life.</text:p>
      <text:p text:style-name="P1">During all this time I created and discontinued lots of maps and projects. The only stuff that has seen the light of day and worth noting were my (now old) “Aliens: Colonial Marines TC” and “E1M1-Doom 3 remake” map, both for GZDoom.</text:p>
      <text:p text:style-name="P1">I've been working on a new Aliens TC since early 2015 and other not so important <text:soft-page-break/>stuff. But suddenly one day of 2018 the nostalgia hitted hard and I played Quake 2 on the Nintendo 64 again after years. I felt the same as I felt back in 1999, 2000, 2001...</text:p>
      <text:p text:style-name="P1">And I suddenly remembered my lost project from nearly two decaded ago and I decided it was time to bring that project back from the dead, but this time as a serious and now experienced Doom mapper.</text:p>
      <text:p text:style-name="P1">I downloaded the Quake 2 texture pack, “Quake 2 Stuff” mod, I sourced other stuff from elsewhere and I purchased Quake 2 N64 OST from Aubrey Hodges bandcamp.</text:p>
      <text:p text:style-name="P1">I created a map list following a similar scheme to that of the Nintendo 64 port but respecting the HUB system of the original Quake 2 PC game.</text:p>
      <text:p text:style-name="P1">I worked hard on the first two maps during summer 2018 and I finished them in about two months. I then started the third map but when I barely finished the two first areas I had to give up due to personal reasons.</text:p>
      <text:p text:style-name="P1">But then in this summer 2019 (it looks like all good things related to Quake happens during summers) I took the project from where it left it a year ago.</text:p>
      <text:p text:style-name="P1">I finished the third and fourth maps in two months during August and September and I finished the public demo of the first unit of this new Quake 2 Project for GZDoom.</text:p>
      <text:p text:style-name="P1">Well, I think I writed way too much.</text:p>
      <text:p text:style-name="P1">Just play it and I hope you enjoy it as much as I enjoyed creating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riol Comerma</meta:initial-creator>
    <meta:creation-date>2019-09-18T22:48:28.43</meta:creation-date>
    <dc:date>2019-09-26T18:30:08.10</dc:date>
    <dc:creator>Oriol Comerma</dc:creator>
    <meta:editing-duration>PT26M40S</meta:editing-duration>
    <meta:editing-cycles>8</meta:editing-cycles>
    <meta:generator>OpenOffice/4.1.2$Win32 OpenOffice.org_project/412m3$Build-9782</meta:generator>
    <meta:document-statistic meta:table-count="0" meta:image-count="0" meta:object-count="0" meta:page-count="3" meta:paragraph-count="35" meta:word-count="1498" meta:character-count="7772"/>
  </office:meta>
</office:document-meta>
</file>